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Yu Gothic UI Semibold"/>
    </style:style>
    <style:style style:name="P2" style:family="paragraph" style:parent-style-name="Standard" style:list-style-name="L2">
      <style:paragraph-properties fo:text-align="start" style:justify-single-word="false"/>
      <style:text-properties style:font-name="Yu Gothic UI Semi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program 7</text:p>
      <text:list xml:id="list2701477038785239191" text:style-name="L2">
        <text:list-item>
          <text:p text:style-name="P2">Eyes of a child, no preconceptions, other then what truly is. </text:p>
        </text:list-item>
        <text:list-item>
          <text:p text:style-name="P2">No fear, it just is.</text:p>
        </text:list-item>
        <text:list-item>
          <text:p text:style-name="P2">Mindstate (be in the moment), </text:p>
        </text:list-item>
        <text:list-item>
          <text:p text:style-name="P2">Flow. Mind of a child.</text:p>
        </text:list-item>
        <text:list-item>
          <text:p text:style-name="P2">Write is out. Connect it out. Reduce that cognitive load. Focus on one pieace at a time.</text:p>
        </text:list-item>
        <text:list-item>
          <text:p text:style-name="P2">Interruption of flow, which is overthinking? Combination of thinking enough and doing enough.</text:p>
        </text:list-item>
        <text:list-item>
          <text:p text:style-name="P2">Afraid to start, because afraid to waste time with inefficent movements that lead to confusion and spaghetti code. </text:p>
        </text:list-item>
        <text:list-item>
          <text:p text:style-name="P2">So much happening at once. Lost in code</text:p>
        </text:list-item>
        <text:list-item>
          <text:p text:style-name="P2">Emotions. Dredd, fear. (it just is though, eyes of a child)</text:p>
        </text:list-item>
        <text:list-item>
          <text:p text:style-name="P2">How i learn best (is with context) My old weakness was dry API reading. Need to see objectively. Instead of creatively. It just is. Reserve Imagination for the art of programming, not the mechanics.</text:p>
        </text:list-item>
        <text:list-item>
          <text:p text:style-name="P2">Eliminate Your lack of understanding(blind spots) Understanding is that feeling. Do what you feel comfortable with.</text:p>
        </text:list-item>
        <text:list-item>
          <text:p text:style-name="P2">DRY (Don't repeat yourself)</text:p>
        </text:list-item>
        <text:list-item>
          <text:p text:style-name="P2">Simpllicity (best code is the code you don't have to write (musashi)</text:p>
        </text:list-item>
        <text:list-item>
          <text:p text:style-name="P2">Bugs impossible by design, Exception instead of null.</text:p>
        </text:list-item>
        <text:list-item>
          <text:p text:style-name="P2">Use your fucking error codes and error status.</text:p>
        </text:list-item>
        <text:list-item>
          <text:p text:style-name="P2">RTFM for those libraries and frameworks (P)aramters,(R)eturn types,(E)xceptions,(E)rror codes (P.R.E.E.)</text:p>
        </text:list-item>
        <text:list-item>
          <text:p text:style-name="P2">DONT ASSUME ASSHOLE. KNOW OR DON'T KNOW (0 OR 1). Control that imagin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14M25S</meta:editing-duration>
    <meta:editing-cycles>4</meta:editing-cycles>
    <meta:generator>OpenOffice/4.1.7$Win32 OpenOffice.org_project/417m1$Build-9800</meta:generator>
    <dc:date>2020-09-17T10:30:20.10</dc:date>
    <dc:creator>Eli Lopez</dc:creator>
    <meta:document-statistic meta:table-count="0" meta:image-count="0" meta:object-count="0" meta:page-count="1" meta:paragraph-count="18" meta:word-count="219" meta:character-count="1271"/>
    <meta:user-defined meta:name="Info 1"/>
    <meta:user-defined meta:name="Info 2"/>
    <meta:user-defined meta:name="Info 3"/>
    <meta:user-defined meta:name="Info 4"/>
  </office:meta>
</office:document-meta>
</file>